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Open Sans" svg:font-family="'Open Sans'" style:font-family-generic="swiss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ustismo" svg:font-family="Dustismo" style:font-adornments="Italique gras" style:font-pitch="variable"/>
    <style:font-face style:name="Ubuntu" svg:font-family="Ubuntu" style:font-adornments="Italique" style:font-pitch="variable"/>
    <style:font-face style:name="Ubuntu Light" svg:font-family="'Ubuntu Light'" style:font-adornments="Italique maigre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PT Serif" svg:font-family="'PT Serif'" style:font-adornments="Általános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8pt" fo:language="en" fo:country="US" officeooo:rsid="000e9e59" officeooo:paragraph-rsid="000e9e59" style:font-size-asian="18pt" style:font-size-complex="18pt"/>
    </style:style>
    <style:style style:name="P2" style:family="paragraph" style:parent-style-name="Standard">
      <style:text-properties style:font-name="Cambria" fo:language="en" fo:country="US" officeooo:rsid="000e9e59" officeooo:paragraph-rsid="000e9e59"/>
    </style:style>
    <style:style style:name="P3" style:family="paragraph" style:parent-style-name="Text_20_body">
      <style:text-properties style:font-name="Cambria" fo:language="en" fo:country="US"/>
    </style:style>
    <style:style style:name="P4" style:family="paragraph" style:parent-style-name="Text_20_body">
      <style:text-properties officeooo:paragraph-rsid="0010a1ee"/>
    </style:style>
    <style:style style:name="P5" style:family="paragraph" style:parent-style-name="Text_20_body">
      <style:text-properties officeooo:rsid="0010a1ee" officeooo:paragraph-rsid="0010a1ee"/>
    </style:style>
    <style:style style:name="P6" style:family="paragraph" style:parent-style-name="Text_20_body">
      <style:text-properties officeooo:rsid="0011f1cd" officeooo:paragraph-rsid="0011f1cd"/>
    </style:style>
    <style:style style:name="P7" style:family="paragraph" style:parent-style-name="Text_20_body">
      <style:text-properties officeooo:rsid="00124ec1" officeooo:paragraph-rsid="00124ec1"/>
    </style:style>
    <style:style style:name="P8" style:family="paragraph" style:parent-style-name="Text_20_body">
      <style:text-properties officeooo:rsid="00145165" officeooo:paragraph-rsid="00145165"/>
    </style:style>
    <style:style style:name="P9" style:family="paragraph" style:parent-style-name="Text_20_body">
      <style:text-properties officeooo:rsid="001687d0" officeooo:paragraph-rsid="001687d0"/>
    </style:style>
    <style:style style:name="P10" style:family="paragraph" style:parent-style-name="Code_20_Source">
      <style:text-properties style:font-name="Consolas1"/>
    </style:style>
    <style:style style:name="P11" style:family="paragraph" style:parent-style-name="Code_20_Source">
      <style:text-properties officeooo:paragraph-rsid="0010a1ee"/>
    </style:style>
    <style:style style:name="P12" style:family="paragraph" style:parent-style-name="Horizontal_20_Line">
      <style:paragraph-properties fo:margin-top="0in" fo:margin-bottom="0.0799in" loext:contextual-spacing="false"/>
      <style:text-properties fo:color="#0099ff" style:font-name="Cambria" fo:language="en" fo:country="US" fo:background-color="transparent" loext:shadow="none"/>
    </style:style>
    <style:style style:name="P13" style:family="paragraph" style:parent-style-name="Standard">
      <style:text-properties style:font-name="Cambria" fo:language="en" fo:country="US" officeooo:rsid="000fec99" officeooo:paragraph-rsid="000fec99"/>
    </style:style>
    <style:style style:name="P14" style:family="paragraph" style:parent-style-name="Text_20_body" style:list-style-name="L1"/>
    <style:style style:name="P15" style:family="paragraph" style:parent-style-name="Text_20_body">
      <style:text-properties style:font-name="Cambria" fo:language="en" fo:country="US" officeooo:rsid="0010a1ee" officeooo:paragraph-rsid="0010a1ee"/>
    </style:style>
    <style:style style:name="P16" style:family="paragraph" style:parent-style-name="Text_20_body">
      <style:text-properties style:font-name="Cambria" fo:language="en" fo:country="US" fo:font-weight="normal" officeooo:rsid="00145165" officeooo:paragraph-rsid="00145165" style:font-weight-asian="normal" style:font-weight-complex="normal"/>
    </style:style>
    <style:style style:name="P17" style:family="paragraph" style:parent-style-name="Text_20_body">
      <style:text-properties style:font-name="Cambria" fo:language="en" fo:country="US" fo:font-weight="normal" officeooo:rsid="0014e44a" officeooo:paragraph-rsid="0014e44a" style:font-weight-asian="normal" style:font-weight-complex="normal"/>
    </style:style>
    <style:style style:name="P18" style:family="paragraph" style:parent-style-name="Text_20_body">
      <style:text-properties fo:font-weight="normal" officeooo:rsid="00145165" officeooo:paragraph-rsid="00145165" style:font-weight-asian="normal" style:font-weight-complex="normal"/>
    </style:style>
    <style:style style:name="P19" style:family="paragraph" style:parent-style-name="Heading_20_2">
      <style:text-properties style:font-name="Cambria" fo:language="en" fo:country="US" officeooo:rsid="0010a1ee" officeooo:paragraph-rsid="0010a1ee"/>
    </style:style>
    <style:style style:name="P20" style:family="paragraph" style:parent-style-name="Heading_20_2">
      <style:text-properties style:font-name="Cambria" officeooo:rsid="000fec99" officeooo:paragraph-rsid="000fec99"/>
    </style:style>
    <style:style style:name="P21" style:family="paragraph" style:parent-style-name="Heading_20_2">
      <style:text-properties officeooo:rsid="001687d0" officeooo:paragraph-rsid="001687d0"/>
    </style:style>
    <style:style style:name="P22" style:family="paragraph" style:parent-style-name="Heading_20_2">
      <style:paragraph-properties fo:break-before="page"/>
      <style:text-properties style:font-name="Cambria" fo:language="en" fo:country="US"/>
    </style:style>
    <style:style style:name="P23" style:family="paragraph" style:parent-style-name="Heading_20_1">
      <style:text-properties style:font-name="Cambria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10a1ee" style:font-weight-asian="normal" style:font-weight-complex="normal"/>
    </style:style>
    <style:style style:name="T6" style:family="text">
      <style:text-properties fo:language="en" fo:country="US" officeooo:rsid="0010a1ee"/>
    </style:style>
    <style:style style:name="T7" style:family="text">
      <style:text-properties fo:language="en" fo:country="US" officeooo:rsid="0014e44a"/>
    </style:style>
    <style:style style:name="T8" style:family="text">
      <style:text-properties fo:language="en" fo:country="US" officeooo:rsid="001687d0"/>
    </style:style>
    <style:style style:name="T9" style:family="text"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font-name="Cambria" fo:language="en" fo:country="US"/>
    </style:style>
    <style:style style:name="T11" style:family="text">
      <style:text-properties style:font-name="Cambria" fo:language="en" fo:country="US" fo:font-weight="bold" style:font-weight-asian="bold" style:font-weight-complex="bold"/>
    </style:style>
    <style:style style:name="T12" style:family="text">
      <style:text-properties style:font-name="Cambria" fo:language="en" fo:country="US" fo:font-weight="bold" officeooo:rsid="001a3320" style:font-weight-asian="bold" style:font-weight-complex="bold"/>
    </style:style>
    <style:style style:name="T13" style:family="text">
      <style:text-properties style:font-name="Cambria" fo:language="en" fo:country="US" fo:font-weight="normal" style:font-weight-asian="normal" style:font-weight-complex="normal"/>
    </style:style>
    <style:style style:name="T14" style:family="text">
      <style:text-properties style:font-name="Cambria" fo:language="en" fo:country="US" fo:font-weight="normal" officeooo:rsid="0014e44a" style:font-weight-asian="normal" style:font-weight-complex="normal"/>
    </style:style>
    <style:style style:name="T15" style:family="text">
      <style:text-properties style:font-name="Cambria" fo:language="en" fo:country="US" fo:font-weight="normal" officeooo:rsid="001a3320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45165" style:font-weight-asian="normal" style:font-weight-complex="normal"/>
    </style:style>
    <style:style style:name="T18" style:family="text">
      <style:text-properties fo:font-weight="normal" officeooo:rsid="0015cb68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0a1ee" style:font-weight-asian="bold" style:font-weight-complex="bold"/>
    </style:style>
    <style:style style:name="T21" style:family="text">
      <style:text-properties fo:font-weight="bold" officeooo:rsid="00145165" style:font-weight-asian="bold" style:font-weight-complex="bold"/>
    </style:style>
    <style:style style:name="T22" style:family="text">
      <style:text-properties fo:font-weight="bold" officeooo:rsid="0015cb68" style:font-weight-asian="bold" style:font-weight-complex="bold"/>
    </style:style>
    <style:style style:name="T23" style:family="text">
      <style:text-properties fo:font-weight="bold" officeooo:rsid="001a3320" style:font-weight-asian="bold" style:font-weight-complex="bold"/>
    </style:style>
    <style:style style:name="T24" style:family="text">
      <style:text-properties fo:color="#800000" fo:font-weight="bold"/>
    </style:style>
    <style:style style:name="T25" style:family="text">
      <style:text-properties fo:color="#800000" fo:language="en" fo:country="US" fo:font-weight="bold" style:font-weight-asian="normal" style:font-weight-complex="normal"/>
    </style:style>
    <style:style style:name="T26" style:family="text">
      <style:text-properties fo:color="#008c00"/>
    </style:style>
    <style:style style:name="T27" style:family="text">
      <style:text-properties fo:color="#008c00" fo:language="en" fo:country="US"/>
    </style:style>
    <style:style style:name="T28" style:family="text">
      <style:text-properties fo:color="#008c00" fo:language="en" fo:country="US" fo:font-weight="normal" style:font-weight-asian="normal" style:font-weight-complex="normal"/>
    </style:style>
    <style:style style:name="T29" style:family="text">
      <style:text-properties fo:color="#008c00" fo:font-weight="normal" style:font-weight-asian="normal" style:font-weight-complex="normal"/>
    </style:style>
    <style:style style:name="T30" style:family="text">
      <style:text-properties fo:color="#808030"/>
    </style:style>
    <style:style style:name="T31" style:family="text">
      <style:text-properties fo:color="#808030" fo:language="en" fo:country="US" fo:font-weight="normal" style:font-weight-asian="normal" style:font-weight-complex="normal"/>
    </style:style>
    <style:style style:name="T32" style:family="text">
      <style:text-properties fo:color="#808030" fo:font-weight="normal" style:font-weight-asian="normal" style:font-weight-complex="normal"/>
    </style:style>
    <style:style style:name="T33" style:family="text">
      <style:text-properties fo:color="#0000e6"/>
    </style:style>
    <style:style style:name="T34" style:family="text">
      <style:text-properties fo:color="#0000e6" officeooo:rsid="0014e44a"/>
    </style:style>
    <style:style style:name="T35" style:family="text">
      <style:text-properties officeooo:rsid="0010a1ee"/>
    </style:style>
    <style:style style:name="T36" style:family="text">
      <style:text-properties fo:color="#0f4d75" fo:language="en" fo:country="US"/>
    </style:style>
    <style:style style:name="T37" style:family="text">
      <style:text-properties fo:color="#000000"/>
    </style:style>
    <style:style style:name="T38" style:family="text">
      <style:text-properties fo:color="#000000" fo:language="en" fo:country="US" fo:font-weight="normal" style:font-weight-asian="normal" style:font-weight-complex="normal"/>
    </style:style>
    <style:style style:name="T39" style:family="text">
      <style:text-properties officeooo:rsid="0011f1cd"/>
    </style:style>
    <style:style style:name="T40" style:family="text">
      <style:text-properties officeooo:rsid="00145165"/>
    </style:style>
    <style:style style:name="T41" style:family="text">
      <style:text-properties fo:color="#0000ff" fo:font-weight="normal" style:font-weight-asian="normal" style:font-weight-complex="normal"/>
    </style:style>
    <style:style style:name="T42" style:family="text">
      <style:text-properties fo:color="#0000ff" fo:font-weight="normal" officeooo:rsid="00145165" style:font-weight-asian="normal" style:font-weight-complex="normal"/>
    </style:style>
    <style:style style:name="T43" style:family="text">
      <style:text-properties fo:color="#0000ff" fo:font-weight="normal" officeooo:rsid="0015cb68" style:font-weight-asian="normal" style:font-weight-complex="normal"/>
    </style:style>
    <style:style style:name="T44" style:family="text">
      <style:text-properties officeooo:rsid="0014e44a"/>
    </style:style>
    <style:style style:name="T45" style:family="text">
      <style:text-properties officeooo:rsid="0015cb68"/>
    </style:style>
    <style:style style:name="T46" style:family="text">
      <style:text-properties officeooo:rsid="001997ff"/>
    </style:style>
    <style:style style:name="T47" style:family="text">
      <style:text-properties officeooo:rsid="001a332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h text:style-name="P23" text:outline-level="1">pd2D: a high-performance 2D graphics library for VB6</text:h>
      <text:p text:style-name="P12"/>
      <text:h text:style-name="Heading_20_2" text:outline-level="2"><text:span text:style-name="T9">download the latest source code at </text:span><text:a xlink:type="simple" xlink:href="https://github.com/tannerhelland/pd2D" text:style-name="Internet_20_link" text:visited-style-name="Visited_20_Internet_20_Link"><text:span text:style-name="T9">https://github.com/tannerhelland/pd2D</text:span></text:a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<text:span text:style-name="T10">All text in this document is Copyright © 2016 Tanner Helland, and released under a Creative Commons Attribution-Sharealike 3.0 license. <text:s/>Full details on this license are available here: </text:span><text:a xlink:type="simple" xlink:href="https://creativecommons.org/licenses/by-sa/3.0/" text:style-name="Internet_20_link" text:visited-style-name="Visited_20_Internet_20_Link"><text:span text:style-name="T10">https://creativecommons.org/licenses/by-sa/3.0/</text:span></text:a><text:span text:style-name="T10"> </text:span></text:p>
      <text:p text:style-name="P3"/>
      <text:p text:style-name="P2"/>
      <text:h text:style-name="P22" text:outline-level="2">Getting started with pd2D</text:h>
      <text:p text:style-name="P2"/>
      <text:p text:style-name="Text_20_body">Before we jump into <text:span text:style-name="T40">using </text:span>pd2D, let’s establish a few ground rules.</text:p>
      <text:p text:style-name="Text_20_body">First, we need to talk about picture boxes. <text:s/>VB developers use picture boxes for many different purposes: drawing <text:span text:style-name="T40">lines and shapes</text:span>, storing image resources, loading images from file.</text:p>
      <text:p text:style-name="Text_20_body">This is not a good thing. <text:s/>To get the most out of pd2D, you need to <text:span text:style-name="T40">rethink your relationship with picture boxes. <text:s/>In general</text:span>, picture boxes are good for two <text:span text:style-name="T40">specific graphics tasks</text:span>:</text:p>
      <text:list xml:id="list7395009896926283160" text:style-name="L1">
        <text:list-item>
          <text:p text:style-name="P14">Displaying a<text:span text:style-name="T40">n</text:span> image to the user</text:p>
        </text:list-item>
        <text:list-item>
          <text:p text:style-name="P14">Accepting user input related to an image (mouse events, etc)</text:p>
        </text:list-item>
      </text:list>
      <text:p text:style-name="Text_20_body">For any other graphics tasks – including loading images from file, drawing lines and shapes, or modifying an existing image – we don’t want to use a picture box. <text:s/>Why <text:span text:style-name="T40">is this</text:span>?</text:p>
      <text:p text:style-name="Text_20_body"><text:span text:style-name="T1">First, picture boxes have a ton of overhead. <text:s/>When AutoRedraw is set to TRUE, picture boxes implement two copies of your picture data: one that’s visible on-screen, and another invisible copy, stored in memory. <text:s/>So if you load something like a large JPEG image, the picture box consumes </text:span><text:span text:style-name="T3">double</text:span><text:span text:style-name="T1"> the amount of memory required by the image! <text:s/>A much smarter approach is loading the JPEG into memory, then only painting the relevant portion of the image to a picture box. <text:s/>(Or more commonly, stretching the JPEG to fit into the picture box area.) <text:s/>This conserves resources and is much more performance-friendly.</text:span></text:p>
      <text:p text:style-name="Text_20_body">Next, picture boxes are actually full-fledged windows (with a unique hWnd property). <text:s/><text:span text:style-name="T40">They are very similar to Forms in resource usage and </text:span>backing resources <text:span text:style-name="T40">required </text:span>from the operating system. <text:s/>This is great if you want to <text:span text:style-name="T40">make use of all those specialized resources</text:span>, but if you <text:span text:style-name="T40">just want to </text:span>load an image from file <text:span text:style-name="T40">or draw some shapes</text:span>, you <text:span text:style-name="T40">shouldn’t require </text:span>a picture box to do it.</text:p>
      <text:p text:style-name="Text_20_body">Lastly, picture boxes were never designed for serious graphics tasks. <text:s/>Because they synchronize with the screen at regular intervals, they are very prone to flickering, and updating them <text:span text:style-name="T40">with frequent drawing tasks is slow and resource-intensive</text:span>. <text:s/>A better approach is to do all your drawing in-memory, and when you’re finished, copy the <text:span text:style-name="T40">finished </text:span>result to the screen in one fell swoop. <text:s/>This is much faster, <text:span text:style-name="T40">and</text:span> it’s also much <text:span text:style-name="T46">lighter on </text:span>battery life, latency, and memory usage.</text:p>
      <text:p text:style-name="Text_20_body">With this in mind, let’s talk about how pd2D <text:span text:style-name="T40">can greatly reduce the resources consumed by your program</text:span>.</text:p>
      <text:h text:style-name="P19" text:outline-level="2">First things first: initializing pd2D</text:h>
      <text:p text:style-name="P15">Before you can do anything interesting with pd2D, you need to initialize it. <text:s/>Somewhere in your startup code, include the following line of code:</text:p>
      <text:p text:style-name="Code_20_Source"><text:soft-page-break/><text:span text:style-name="T1">Drawing2D</text:span><text:span text:style-name="T27">.</text:span><text:span text:style-name="T1">StartRendering</text:span><text:span text:style-name="T7">Engine</text:span></text:p>
      <text:p text:style-name="P15">This line of code initializes everything pd2D needs for high-quality graphics. <text:s/>If you want, you can also <text:span text:style-name="T47">set the library’s </text:span><text:span text:style-name="T23">DebugMode</text:span><text:span text:style-name="T47"> state</text:span>:</text:p>
      <text:p text:style-name="P10"><text:span text:style-name="T1">Drawing2D</text:span><text:span text:style-name="T27">.</text:span><text:span text:style-name="T1">SetLibraryDebugMode </text:span><text:span text:style-name="T36">True</text:span></text:p>
      <text:p text:style-name="P5"><text:span text:style-name="T10">When debug mode is </text:span><text:span text:style-name="T15">active</text:span><text:span text:style-name="T13">, pd2D is much more </text:span><text:span text:style-name="T15">aggressive </text:span><text:span text:style-name="T13">about checking for problems (at a minor hit to performance). <text:s/></text:span><text:span text:style-name="T15">I typically active debug mode in development builds, but turn it off in final releases.</text:span></text:p>
      <text:p text:style-name="P16">Finally, somewhere in your shutdown code, you need to turn off pd2D using this line of code:</text:p>
      <text:p text:style-name="P10"><text:span text:style-name="T4">Drawing2D</text:span><text:span text:style-name="T28">.</text:span><text:span text:style-name="T4">StopRenderingEngine</text:span></text:p>
      <text:p text:style-name="P17">Before turning off pd2D, make sure to release any <text:span text:style-name="T47">lingering </text:span>pd2D objects you’ve created!</text:p>
      <text:p text:style-name="P17">Now that we’ve got the rendering engine set up, let’s talk about the <text:span text:style-name="T47">first </text:span>pd2D object you’ll be using: <text:span text:style-name="T47">the </text:span><text:span text:style-name="T23">pd2DSurface</text:span><text:span text:style-name="T47"> class</text:span>.</text:p>
      <text:h text:style-name="P20" text:outline-level="2"><text:span text:style-name="T8">C</text:span><text:span text:style-name="T6">reat</text:span><text:span text:style-name="T8">ing</text:span><text:span text:style-name="T6"> a surface</text:span></text:h>
      <text:p text:style-name="P13"/>
      <text:p text:style-name="Text_20_body"><text:span text:style-name="T1">In pd2D, all drawing occurs on something called a </text:span><text:span text:style-name="T2">surface</text:span><text:span text:style-name="T4">. <text:s/>To create a surface, </text:span><text:span text:style-name="T5">start by </text:span><text:span text:style-name="T4">declar</text:span><text:span text:style-name="T5">ing</text:span><text:span text:style-name="T4"> a variable of the pd2DSurface type:</text:span></text:p>
      <text:p text:style-name="P11"><text:span text:style-name="T25">Dim</text:span><text:span text:style-name="T4"> cSurface </text:span><text:span text:style-name="T25">As</text:span><text:span text:style-name="T4"> pd2DSurface</text:span></text:p>
      <text:p text:style-name="P11"><text:span text:style-name="T25">Set</text:span><text:span text:style-name="T38"> cSurface </text:span><text:span text:style-name="T31">=</text:span><text:span text:style-name="T38"> </text:span><text:span text:style-name="T25">New</text:span><text:span text:style-name="T38"> pd2DSurface</text:span></text:p>
      <text:p text:style-name="P4"><text:span text:style-name="T35">When a surface is first created, it is an </text:span><text:span text:style-name="T20">empty surface</text:span><text:span text:style-name="T35">. <text:s/>Depending on what you want to do with the surface, you have a few different options for initializing it. <text:s/>Here are two common initialization functions:</text:span></text:p>
      <text:p text:style-name="Code_20_Source"><text:soft-page-break/><text:span text:style-name="T39">cSurface</text:span><text:span text:style-name="T26">.</text:span>CreateBlankSurface <text:span text:style-name="T26">1920</text:span><text:span text:style-name="T30">,</text:span> <text:span text:style-name="T26">1080</text:span></text:p>
      <text:p text:style-name="Code_20_Source"><text:span text:style-name="T39">cSurface.Cr</text:span>eateSurfaceFromFile <text:span text:style-name="T33">"</text:span><text:span text:style-name="T34">my</text:span><text:span text:style-name="T33">_image.png"</text:span></text:p>
      <text:p text:style-name="P6">In the first example, we create a new, blank surface. <text:s/>This is a great starting place for doing your own drawing. <text:s/>(The CreateBlankSurface() function includes a number of optional parameters, <text:span text:style-name="T44">like alpha channel support and background color</text:span> – <text:span text:style-name="T44">these should be self-explanatory</text:span>.)</text:p>
      <text:p text:style-name="P6">In the second example, a surface is automatically created from a source image file. <text:s/>This is similar to VB’s LoadPicture statement, but with a whole bunch of <text:span text:style-name="T45">modern</text:span> features, <text:span text:style-name="T45">like </text:span>support for PNG and TIFF <text:span text:style-name="T45">formats</text:span>, and automatic JPEG orientation <text:span text:style-name="T45">for photos</text:span>.</text:p>
      <text:p text:style-name="P7">Once a pd2DSurface object exists, <text:span text:style-name="T45">you may want to display it somewhere on-screen. <text:s/>The surface object provides a shortcut function for this, called </text:span><text:span text:style-name="T22">CopySurfaceToDC</text:span>:</text:p>
      <text:p text:style-name="Code_20_Source"><text:span text:style-name="T37">cSurface</text:span><text:span text:style-name="T26">.</text:span><text:span text:style-name="T37">CopySurfaceToDC SomePictureBox</text:span><text:span text:style-name="T26">.</text:span><text:span text:style-name="T37">hDC</text:span></text:p>
      <text:p text:style-name="P7">The CopySurfaceToDC() function <text:span text:style-name="T45">operates on any valid hDC property. <text:s/>It </text:span>also provides optional parameters for top, left, width and height values, so you can copy the surface wherever you want, <text:span text:style-name="T45">with or without resizing</text:span>.</text:p>
      <text:p text:style-name="P7">Now you know everything you need to create a basic surface. <text:s/>Before we leave, let’s talk about an important part of pd2D: <text:span text:style-name="T19">shortcut functions</text:span>.</text:p>
      <text:p text:style-name="P7">Sometimes, you may not want to do anything interesting with an image. <text:s/>You may just want to load an image into a picture box, just like VB’s LoadPicture statement. <text:s/><text:span text:style-name="T45">To that end, </text:span>pd2D <text:span text:style-name="T45">includes </text:span>a variety of <text:span text:style-name="T19">shortcut functions</text:span> inside the <text:span text:style-name="T19">Drawing2D module</text:span>. <text:s/>These functions are prefixed by the word <text:span text:style-name="T19">Quick</text:span><text:span text:style-name="T16">, and they take care of things like surface creation and instantiation for you.</text:span></text:p>
      <text:p text:style-name="P7"><text:span text:style-name="T16">For example, if all you </text:span><text:span text:style-name="T17">just </text:span><text:span text:style-name="T16">want to load an image file to a picture box using default settings, you can </text:span><text:span text:style-name="T17">use the </text:span><text:span text:style-name="T21">QuickLoadPicture</text:span><text:span text:style-name="T17"> function</text:span><text:span text:style-name="T16">:</text:span></text:p>
      <text:p text:style-name="Code_20_Source"><text:span text:style-name="T16">Drawing2D</text:span><text:span text:style-name="T29">.</text:span><text:span text:style-name="T16">QuickLoadPicture </text:span><text:span text:style-name="T17">nameOfPictureBox</text:span><text:span text:style-name="T32">,</text:span><text:span text:style-name="T16"> </text:span><text:span text:style-name="T41">“</text:span><text:span text:style-name="T43">my_</text:span><text:span text:style-name="T42">image.png”</text:span></text:p>
      <text:p text:style-name="P8"><text:span text:style-name="T16">By default, the QuickLoadPicture function automatically resizes the image to fit inside the picture box. <text:s/>This behavior is toggled with optional parameters. <text:s/>(Many pd2D functions work this way, </text:span><text:span text:style-name="T18">so if you encounter unexpected behavior, check for optional parameters.</text:span><text:span text:style-name="T16">)</text:span></text:p>
      <text:p text:style-name="P18"><text:soft-page-break/></text:p>
      <text:h text:style-name="P21" text:outline-level="2">Drawing on surfaces</text:h>
      <text:p text:style-name="P9">pd2D uses a simple analogy for its painting system:</text:p>
      <text:p text:style-name="Code_20_Source"><text:span text:style-name="T16">A</text:span> <text:span text:style-name="T19">painter</text:span> <text:span text:style-name="T16">draws on</text:span> <text:span text:style-name="T19">surfaces</text:span> <text:span text:style-name="T16">using</text:span> <text:span text:style-name="T19">pens</text:span> <text:span text:style-name="T16">and</text:span> <text:span text:style-name="T19">brushes</text:span>.</text:p>
      <text:p text:style-name="P9">You already know how to create surfaces, so next, let’s talk about drawing on those surfaces.</text:p>
      <text:h text:style-name="P21" text:outline-level="2">The pd2DPainter class</text:h>
      <text:p text:style-name="P9">All painting is handled by the pd2DPainter class. <text:s/>You can instantiate this class manually, or as I prefer, use the Drawing2D module to do it for you:</text:p>
      <text:p text:style-name="Code_20_Source"><text:span text:style-name="T24">Dim</text:span> cPainter <text:span text:style-name="T24">as</text:span> pd2DPainter</text:p>
      <text:p text:style-name="Code_20_Source">Drawing2D<text:span text:style-name="T26">.</text:span>QuickCreatePainter cPainter</text:p>
      <text:p text:style-name="P9">Just like real-life, a single painter can paint on an infinite number of surfaces, using any number of unique pens and brushes. <text:s/>Your project only needs one pd2DPainter instance, so it often makes sense to declare this object publicly. <text:s/>(The pd2DPainter class does not have properties, so never have to worry about pesky things like synchronization.)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Open Sans" svg:font-family="'Open Sans'" style:font-family-generic="swiss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ustismo" svg:font-family="Dustismo" style:font-adornments="Italique gras" style:font-pitch="variable"/>
    <style:font-face style:name="Ubuntu" svg:font-family="Ubuntu" style:font-adornments="Italique" style:font-pitch="variable"/>
    <style:font-face style:name="Ubuntu Light" svg:font-family="'Ubuntu Light'" style:font-adornments="Italique maigre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PT Serif" svg:font-family="'PT Serif'" style:font-adornments="Általános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7" draw:display-name="Gradient 7" draw:style="linear" draw:start-color="#aecf00" draw:end-color="#ffffff" draw:start-intensity="100%" draw:end-intensity="100%" draw:angle="300" draw:border="0%"/>
    <draw:gradient draw:name="halványuló" draw:style="linear" draw:start-color="#aecf00" draw:end-color="#ffffff" draw:start-intensity="100%" draw:end-intensity="100%" draw:angle="450" draw:border="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0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0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 fo:text-align="justify" style:justify-single-word="false"/>
      <style:text-properties style:font-name="Cambria1" fo:font-family="Cambria" style:font-style-name="Regular" style:font-family-generic="roman" style:font-pitch="variable" fo:font-size="11pt" style:font-size-asian="10.5pt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Mangal1" style:font-family-complex="Mangal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background-color="#808080" fo:padding="0.0591in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de_20_Source" style:display-name="Code Source" style:family="paragraph" style:parent-style-name="Text_20_body" style:list-style-name="" style:class="text" style:master-page-name="">
      <loext:graphic-properties draw:fill="solid" draw:fill-color="#ffffff" draw:opacity="100%" draw:fill-image-width="0in" draw:fill-image-height="0in"/>
      <style:paragraph-properties fo:margin-top="0in" fo:margin-bottom="0.1in" loext:contextual-spacing="false" fo:line-height="100%" fo:text-align="start" style:justify-single-word="false" fo:keep-together="auto" style:register-true="false" style:page-number="auto" fo:background-color="#ffffff" fo:padding="0.3543in" fo:border="0.99pt solid #c0c0c0" style:shadow="none" fo:keep-with-next="auto" text:number-lines="true" text:line-number="0">
        <style:tab-stops/>
      </style:paragraph-properties>
      <style:text-properties fo:color="#000000" style:font-name="Consolas" fo:font-family="Consolas" style:font-style-name="Regular" style:font-family-generic="modern" style:font-pitch="fixed" fo:background-color="transparen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in" fo:margin-right="0in" fo:margin-top="0in" fo:margin-bottom="0.2362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Text" style:family="paragraph" style:parent-style-name="Caption" style:class="extra">
      <style:paragraph-properties fo:margin-left="0in" fo:margin-right="0in" fo:margin-top="0in" fo:margin-bottom="0in" loext:contextual-spacing="false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5in" style:type="center"/>
          <style:tab-stop style:position="5.7in" style:type="right"/>
        </style:tab-stops>
      </style:paragraph-properties>
      <style:text-properties style:font-name="PT Serif" fo:font-family="'PT Serif'" style:font-style-name="Általános" style:font-family-generic="roman" style:font-pitch="variable" style:font-size-asian="10.5pt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End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.0783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39in" style:type="center"/>
          <style:tab-stop style:position="5.4783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Drawing" style:family="paragraph" style:parent-style-name="Caption" style:class="extra">
      <style:paragraph-properties fo:margin-top="0.0783in" fo:margin-bottom="0.0783in" loext:contextual-spacing="false"/>
      <style:text-properties style:font-weight-asian="normal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loext:contextual-spacing="false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Signature" style:family="paragraph" style:parent-style-name="Standard" style:class="text" style:master-page-name="">
      <style:paragraph-properties fo:margin-left="0.2362in" fo:margin-right="0.2362in" fo:margin-top="0in" fo:margin-bottom="0in" loext:contextual-spacing="false" fo:text-align="start" style:justify-single-word="false" fo:text-indent="0in" style:auto-text-indent="false" style:page-number="auto" style:shadow="none" text:number-lines="false" text:line-number="0">
        <style:tab-stops>
          <style:tab-stop style:position="22.0472in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Text_20_body" style:next-style-name="Text_20_body" style:default-outline-level="7" style:list-style-name="" style:class="text" style:master-page-name="">
      <loext:graphic-properties draw:fill="solid" draw:fill-color="#e6e6e6" draw:opacity="100%"/>
      <style:paragraph-properties fo:margin-left="0.0398in" fo:margin-right="0in" fo:margin-top="0.0783in" fo:margin-bottom="0.0783in" loext:contextual-spacing="false" fo:text-align="start" style:justify-single-word="false" fo:text-indent="-0.0398in" style:auto-text-indent="false" style:page-number="auto" fo:background-color="#e6e6e6" fo:padding-left="0.0591in" fo:padding-right="0.0591in" fo:padding-top="0.0193in" fo:padding-bottom="0.0193in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" style:class="text" style:master-page-name="">
      <loext:graphic-properties draw:fill="solid" draw:fill-color="#e6e6e6" draw:opacity="100%"/>
      <style:paragraph-properties fo:margin-left="0.0398in" fo:margin-right="0in" fo:margin-top="0.0783in" fo:margin-bottom="0.0783in" loext:contextual-spacing="false" fo:text-align="start" style:justify-single-word="false" fo:text-indent="-0.0398in" style:auto-text-indent="false" style:page-number="auto" fo:background-color="#e6e6e6" fo:padding-left="0.0591in" fo:padding-right="0.0591in" fo:padding-top="0.0193in" fo:padding-bottom="0.0193in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style:page-number="auto"/>
      <style:text-properties fo:color="#00000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ender_20_address" style:display-name="sender address" style:family="paragraph" style:parent-style-name="Standard" style:class="text">
      <style:paragraph-properties fo:margin-top="0in" fo:margin-bottom="0.3937in" loext:contextual-spacing="false">
        <style:tab-stops>
          <style:tab-stop style:position="3.9327in"/>
          <style:tab-stop style:position="5.4516in" style:type="right"/>
        </style:tab-stops>
      </style:paragraph-properties>
      <style:text-properties style:font-name="PT Serif" fo:font-family="'PT Serif'" style:font-style-name="Általános" style:font-family-generic="roman" style:font-pitch="variable" fo:font-size="11pt" officeooo:rsid="000c5d28" style:font-size-asian="10pt" style:font-size-complex="10pt"/>
    </style:style>
    <style:style style:name="address" style:family="paragraph" style:parent-style-name="Standard" style:class="text">
      <style:paragraph-properties fo:margin-top="0in" fo:margin-bottom="0.7874in" loext:contextual-spacing="false"/>
      <style:text-properties style:font-name="PT Serif" fo:font-family="'PT Serif'" style:font-style-name="Általános" style:font-family-generic="roman" style:font-pitch="variable" fo:font-size="11pt" officeooo:rsid="000e487e" style:font-size-asian="10pt" style:font-size-complex="10pt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Definition" style:family="text"/>
    <style:style style:name="Citation" style:family="text">
      <style:text-properties style:font-name="Ubuntu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Numbering_20_Symbols" style:display-name="Numbering Symbols" style:family="text"/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Symbol" style:display-name="Endnote Symbol" style:family="text"/>
    <style:style style:name="Footnote_20_Symbol" style:display-name="Footnote Symbol" style:family="text"/>
    <style:style style:name="Caption_20_characters" style:display-name="Caption characters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fo:margin-left="0.0783in" fo:margin-right="0.0783in" fo:margin-top="0.0783in" fo:margin-bottom="0.0783in" style:wrap="dynamic" style:number-wrapped-paragraphs="no-limit" style:wrap-contour="false" style:vertical-pos="top" style:vertical-rel="paragraph" style:horizontal-pos="center" style:horizontal-rel="paragraph" fo:padding="0.0193in" fo:border="0.06pt solid #000000" style:shadow="#808080 0.0398in 0.0398in" draw:shadow-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style:shadow="#808080 0.0398in 0.0398in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25in" fo:margin-left="-0.25in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25in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08:33:51.886000000</meta:creation-date>
    <dc:date>2016-07-29T09:14:03.166000000</dc:date>
    <meta:editing-duration>PT38M17S</meta:editing-duration>
    <meta:editing-cycles>7</meta:editing-cycles>
    <meta:generator>LibreOffice/5.1.4.2$Windows_x86 LibreOffice_project/f99d75f39f1c57ebdd7ffc5f42867c12031db97a</meta:generator>
    <dc:description>All text in this document is Copyright © 2016 Tanner Helland, and released under a Creative Commons Attribution-Sharealike 3.0 license.  Full details on this license are available here: https://creativecommons.org/licenses/by-sa/3.0/ </dc:description>
    <meta:keyword>pd2D</meta:keyword>
    <dc:subject>pd2D</dc:subject>
    <dc:title>pd2D library documentation</dc:title>
    <meta:document-statistic meta:table-count="0" meta:image-count="0" meta:object-count="0" meta:page-count="5" meta:paragraph-count="50" meta:word-count="1077" meta:character-count="6821" meta:non-whitespace-character-count="5757"/>
  </office:meta>
</office:document-meta>
</file>